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color="#FF0000"/>
    </style:style>
    <style:style style:name="T3" style:parent-style-name="Policepardéfaut" style:family="text">
      <style:text-properties fo:color="#FF0000"/>
    </style:style>
    <style:style style:name="T4" style:parent-style-name="Policepardéfaut" style:family="text">
      <style:text-properties fo:color="#FF0000"/>
    </style:style>
    <style:style style:name="T5" style:parent-style-name="Policepardéfaut" style:family="text">
      <style:text-properties fo:color="#FF0000"/>
    </style:style>
    <style:style style:name="T6" style:parent-style-name="Policepardéfaut" style:family="text">
      <style:text-properties fo:color="#FF0000"/>
    </style:style>
    <style:style style:name="T7" style:parent-style-name="Policepardéfaut" style:family="text">
      <style:text-properties fo:color="#FF0000"/>
    </style:style>
    <style:style style:name="T8" style:parent-style-name="Policepardéfaut" style:family="text">
      <style:text-properties fo:color="#FF0000"/>
    </style:style>
    <style:style style:name="P9" style:parent-style-name="Standard" style:family="paragraph">
      <style:text-properties fo:color="#FF0000"/>
    </style:style>
    <style:style style:name="T10" style:parent-style-name="Policepardéfaut" style:family="text">
      <style:text-properties fo:color="#FF0000"/>
    </style:style>
    <style:style style:name="T11" style:parent-style-name="Policepardéfaut" style:family="text">
      <style:text-properties fo:color="#FF0000"/>
    </style:style>
    <style:style style:name="T12" style:parent-style-name="Policepardéfaut" style:family="text">
      <style:text-properties fo:color="#FF0000"/>
    </style:style>
    <style:style style:name="T13" style:parent-style-name="Policepardéfaut" style:family="text">
      <style:text-properties fo:color="#FF0000"/>
    </style:style>
    <style:style style:name="T14" style:parent-style-name="Policepardéfaut" style:family="text">
      <style:text-properties fo:color="#FF0000"/>
    </style:style>
    <style:style style:name="T15" style:parent-style-name="Policepardéfaut" style:family="text">
      <style:text-properties fo:color="#FF0000"/>
    </style:style>
    <style:style style:name="T16" style:parent-style-name="Policepardéfaut" style:family="text">
      <style:text-properties fo:color="#FF0000"/>
    </style:style>
    <style:style style:name="T17" style:parent-style-name="Policepardéfaut" style:family="text">
      <style:text-properties fo:color="#FF0000"/>
    </style:style>
    <style:style style:name="T18" style:parent-style-name="Policepardéfaut" style:family="text">
      <style:text-properties fo:color="#FF0000"/>
    </style:style>
    <style:style style:name="T19" style:parent-style-name="Policepardéfaut" style:family="text">
      <style:text-properties fo:color="#FF0000"/>
    </style:style>
    <style:style style:name="T20" style:parent-style-name="Policepardéfaut" style:family="text">
      <style:text-properties fo:color="#FF0000"/>
    </style:style>
    <style:style style:name="T21" style:parent-style-name="Policepardéfaut" style:family="text">
      <style:text-properties fo:color="#FF0000"/>
    </style:style>
    <style:style style:name="T22" style:parent-style-name="Policepardéfaut" style:family="text">
      <style:text-properties fo:color="#FF0000"/>
    </style:style>
    <style:style style:name="T23" style:parent-style-name="Policepardéfaut" style:family="text">
      <style:text-properties fo:color="#FF0000"/>
    </style:style>
    <style:style style:name="T24" style:parent-style-name="Policepardéfaut" style:family="text">
      <style:text-properties fo:color="#FF0000"/>
    </style:style>
    <style:style style:name="T25" style:parent-style-name="Policepardéfaut" style:family="text">
      <style:text-properties fo:color="#FF0000"/>
    </style:style>
    <style:style style:name="T26" style:parent-style-name="Policepardéfaut" style:family="text">
      <style:text-properties fo:color="#FF0000"/>
    </style:style>
    <style:style style:name="T27" style:parent-style-name="Policepardéfaut" style:family="text">
      <style:text-properties fo:color="#FF0000"/>
    </style:style>
    <style:style style:name="T28" style:parent-style-name="Policepardéfaut" style:family="text">
      <style:text-properties fo:color="#FF0000"/>
    </style:style>
    <style:style style:name="T29" style:parent-style-name="Policepardéfaut" style:family="text">
      <style:text-properties fo:color="#FF0000"/>
    </style:style>
    <style:style style:name="T30" style:parent-style-name="Policepardéfaut" style:family="text">
      <style:text-properties fo:color="#FF0000"/>
    </style:style>
    <style:style style:name="T31" style:parent-style-name="Policepardéfaut" style:family="text">
      <style:text-properties fo:color="#FF0000"/>
    </style:style>
    <style:style style:name="T32" style:parent-style-name="Policepardéfaut" style:family="text">
      <style:text-properties fo:color="#FF0000"/>
    </style:style>
    <style:style style:name="T33" style:parent-style-name="Policepardéfaut" style:family="text">
      <style:text-properties fo:color="#FF0000"/>
    </style:style>
    <style:style style:name="T34" style:parent-style-name="Policepardéfaut" style:family="text">
      <style:text-properties fo:color="#FF0000"/>
    </style:style>
    <style:style style:name="T35" style:parent-style-name="Policepardéfaut" style:family="text">
      <style:text-properties fo:color="#FF0000"/>
    </style:style>
    <style:style style:name="T36" style:parent-style-name="Policepardéfaut" style:family="text">
      <style:text-properties fo:color="#FF0000"/>
    </style:style>
    <style:style style:name="T37" style:parent-style-name="Policepardéfaut" style:family="text">
      <style:text-properties fo:color="#FF0000"/>
    </style:style>
    <style:style style:name="T38" style:parent-style-name="Policepardéfaut" style:family="text">
      <style:text-properties fo:color="#FF0000"/>
    </style:style>
    <style:style style:name="T39" style:parent-style-name="Policepardéfaut" style:family="text">
      <style:text-properties fo:color="#FF0000"/>
    </style:style>
    <style:style style:name="T40" style:parent-style-name="Policepardéfaut" style:family="text">
      <style:text-properties fo:color="#FF0000"/>
    </style:style>
    <style:style style:name="T41" style:parent-style-name="Policepardéfaut" style:family="text">
      <style:text-properties fo:color="#FF0000"/>
    </style:style>
    <style:style style:name="T42" style:parent-style-name="Policepardéfaut" style:family="text">
      <style:text-properties fo:color="#FF0000"/>
    </style:style>
    <style:style style:name="T43" style:parent-style-name="Policepardéfaut" style:family="text">
      <style:text-properties fo:color="#FF0000"/>
    </style:style>
    <style:style style:name="T44" style:parent-style-name="Policepardéfaut" style:family="text">
      <style:text-properties fo:color="#FF0000"/>
    </style:style>
    <style:style style:name="T45" style:parent-style-name="Policepardéfaut" style:family="text">
      <style:text-properties fo:color="#FF0000"/>
    </style:style>
    <style:style style:name="T46" style:parent-style-name="Policepardéfaut" style:family="text">
      <style:text-properties fo:color="#FF0000"/>
    </style:style>
    <style:style style:name="T47" style:parent-style-name="Policepardéfaut" style:family="text">
      <style:text-properties fo:color="#FF0000"/>
    </style:style>
    <style:style style:name="T48" style:parent-style-name="Policepardéfaut" style:family="text">
      <style:text-properties fo:color="#FF0000"/>
    </style:style>
    <style:style style:name="T49" style:parent-style-name="Policepardéfaut" style:family="text">
      <style:text-properties fo:color="#FF0000"/>
    </style:style>
    <style:style style:name="T50" style:parent-style-name="Policepardéfaut" style:family="text">
      <style:text-properties fo:color="#FF0000"/>
    </style:style>
    <style:style style:name="T51" style:parent-style-name="Policepardéfaut" style:family="text">
      <style:text-properties fo:color="#FF0000"/>
    </style:style>
    <style:style style:name="T52" style:parent-style-name="Policepardéfaut" style:family="text">
      <style:text-properties fo:color="#FF0000"/>
    </style:style>
    <style:style style:name="T53" style:parent-style-name="Policepardéfaut" style:family="text">
      <style:text-properties fo:color="#FF0000"/>
    </style:style>
    <style:style style:name="T54" style:parent-style-name="Policepardéfaut" style:family="text">
      <style:text-properties fo:color="#FF0000"/>
    </style:style>
    <style:style style:name="T55" style:parent-style-name="Policepardéfaut" style:family="text">
      <style:text-properties fo:color="#FF0000"/>
    </style:style>
    <style:style style:name="T56" style:parent-style-name="Policepardéfaut" style:family="text">
      <style:text-properties fo:color="#FF0000"/>
    </style:style>
    <style:style style:name="T57" style:parent-style-name="Policepardéfaut" style:family="text">
      <style:text-properties fo:color="#FF0000"/>
    </style:style>
    <style:style style:name="T58" style:parent-style-name="Policepardéfaut" style:family="text">
      <style:text-properties fo:color="#FF0000"/>
    </style:style>
    <style:style style:name="T59" style:parent-style-name="Policepardéfaut" style:family="text">
      <style:text-properties fo:color="#FF0000"/>
    </style:style>
    <style:style style:name="T60" style:parent-style-name="Policepardéfaut" style:family="text">
      <style:text-properties fo:color="#FF0000"/>
    </style:style>
    <style:style style:name="T61" style:parent-style-name="Policepardéfaut" style:family="text">
      <style:text-properties fo:color="#FF0000"/>
    </style:style>
    <style:style style:name="T62" style:parent-style-name="Policepardéfaut" style:family="text">
      <style:text-properties fo:color="#FF0000"/>
    </style:style>
    <style:style style:name="T63" style:parent-style-name="Policepardéfaut" style:family="text">
      <style:text-properties fo:color="#FF0000"/>
    </style:style>
    <style:style style:name="T64" style:parent-style-name="Policepardéfaut" style:family="text">
      <style:text-properties fo:color="#FF0000"/>
    </style:style>
    <style:style style:name="T65" style:parent-style-name="Policepardéfaut" style:family="text">
      <style:text-properties fo:color="#FF0000"/>
    </style:style>
    <style:style style:name="T66" style:parent-style-name="Policepardéfaut" style:family="text">
      <style:text-properties fo:color="#FF0000"/>
    </style:style>
    <style:style style:name="T67" style:parent-style-name="Policepardéfaut" style:family="text">
      <style:text-properties fo:color="#FF0000"/>
    </style:style>
    <style:style style:name="T68" style:parent-style-name="Policepardéfaut" style:family="text">
      <style:text-properties fo:color="#FF0000"/>
    </style:style>
    <style:style style:name="T69" style:parent-style-name="Policepardéfaut" style:family="text">
      <style:text-properties fo:color="#FF0000"/>
    </style:style>
    <style:style style:name="T70" style:parent-style-name="Policepardéfaut" style:family="text">
      <style:text-properties fo:color="#FF0000"/>
    </style:style>
    <style:style style:name="T71" style:parent-style-name="Policepardéfaut" style:family="text">
      <style:text-properties fo:color="#FF0000"/>
    </style:style>
    <style:style style:name="T72" style:parent-style-name="Policepardéfaut" style:family="text">
      <style:text-properties fo:color="#FF0000"/>
    </style:style>
    <style:style style:name="T73" style:parent-style-name="Policepardéfaut" style:family="text">
      <style:text-properties fo:color="#FF0000"/>
    </style:style>
    <style:style style:name="T74" style:parent-style-name="Policepardéfaut" style:family="text">
      <style:text-properties fo:color="#FF0000"/>
    </style:style>
    <style:style style:name="T75" style:parent-style-name="Policepardéfaut" style:family="text">
      <style:text-properties fo:color="#FF0000"/>
    </style:style>
    <style:style style:name="T76" style:parent-style-name="Policepardéfaut" style:family="text">
      <style:text-properties fo:color="#FF0000"/>
    </style:style>
    <style:style style:name="T77" style:parent-style-name="Policepardéfaut" style:family="text">
      <style:text-properties fo:color="#FF0000"/>
    </style:style>
    <style:style style:name="T78" style:parent-style-name="Policepardéfaut" style:family="text">
      <style:text-properties fo:color="#FF0000"/>
    </style:style>
    <style:style style:name="T79" style:parent-style-name="Policepardéfaut" style:family="text">
      <style:text-properties fo:color="#FF0000"/>
    </style:style>
    <style:style style:name="T80" style:parent-style-name="Policepardéfaut" style:family="text">
      <style:text-properties fo:color="#FF0000"/>
    </style:style>
    <style:style style:name="T81" style:parent-style-name="Policepardéfaut" style:family="text">
      <style:text-properties fo:color="#FF0000"/>
    </style:style>
    <style:style style:name="T82" style:parent-style-name="Policepardéfaut" style:family="text">
      <style:text-properties fo:color="#FF0000"/>
    </style:style>
    <style:style style:name="T83" style:parent-style-name="Policepardéfaut" style:family="text">
      <style:text-properties fo:color="#FF0000"/>
    </style:style>
    <style:style style:name="T84" style:parent-style-name="Policepardéfaut" style:family="text">
      <style:text-properties fo:color="#FF0000"/>
    </style:style>
    <style:style style:name="T85" style:parent-style-name="Policepardéfaut" style:family="text">
      <style:text-properties fo:color="#FF0000"/>
    </style:style>
    <style:style style:name="T86" style:parent-style-name="Policepardéfaut" style:family="text">
      <style:text-properties fo:color="#FF0000"/>
    </style:style>
    <style:style style:name="T87" style:parent-style-name="Policepardéfaut" style:family="text">
      <style:text-properties fo:color="#FF0000"/>
    </style:style>
    <style:style style:name="T88" style:parent-style-name="Policepardéfaut" style:family="text">
      <style:text-properties fo:color="#FF0000"/>
    </style:style>
    <style:style style:name="T89" style:parent-style-name="Policepardéfaut" style:family="text">
      <style:text-properties fo:color="#FF0000"/>
    </style:style>
    <style:style style:name="T90" style:parent-style-name="Policepardéfaut" style:family="text">
      <style:text-properties fo:color="#FF0000"/>
    </style:style>
    <style:style style:name="T91" style:parent-style-name="Policepardéfaut" style:family="text">
      <style:text-properties fo:color="#FF0000"/>
    </style:style>
    <style:style style:name="T92" style:parent-style-name="Policepardéfaut" style:family="text">
      <style:text-properties fo:color="#FF0000"/>
    </style:style>
    <style:style style:name="T93" style:parent-style-name="Policepardéfaut" style:family="text">
      <style:text-properties fo:background-color="#FF0000"/>
    </style:style>
    <style:style style:name="T94" style:parent-style-name="Policepardéfaut" style:family="text">
      <style:text-properties fo:color="#FF0000"/>
    </style:style>
    <style:style style:name="T95" style:parent-style-name="Policepardéfaut" style:family="text">
      <style:text-properties fo:color="#FF0000"/>
    </style:style>
    <style:style style:name="T96" style:parent-style-name="Policepardéfaut" style:family="text">
      <style:text-properties fo:color="#FF0000"/>
    </style:style>
    <style:style style:name="T97" style:parent-style-name="Policepardéfaut" style:family="text">
      <style:text-properties fo:color="#FF0000"/>
    </style:style>
    <style:style style:name="T98" style:parent-style-name="Policepardéfaut" style:family="text">
      <style:text-properties fo:color="#FF0000"/>
    </style:style>
    <style:style style:name="T99" style:parent-style-name="Policepardéfaut" style:family="text">
      <style:text-properties fo:color="#FF0000"/>
    </style:style>
    <style:style style:name="T100" style:parent-style-name="Policepardéfaut" style:family="text">
      <style:text-properties fo:color="#FF0000"/>
    </style:style>
    <style:style style:name="T101" style:parent-style-name="Policepardéfaut" style:family="text">
      <style:text-properties fo:color="#FF0000"/>
    </style:style>
    <style:style style:name="T102" style:parent-style-name="Policepardéfaut" style:family="text">
      <style:text-properties fo:color="#FF0000"/>
    </style:style>
    <style:style style:name="T103" style:parent-style-name="Policepardéfaut" style:family="text">
      <style:text-properties fo:color="#FF0000"/>
    </style:style>
    <style:style style:name="T104" style:parent-style-name="Policepardéfaut" style:family="text">
      <style:text-properties fo:color="#FF0000"/>
    </style:style>
    <style:style style:name="T105" style:parent-style-name="Policepardéfaut" style:family="text">
      <style:text-properties fo:color="#FF0000"/>
    </style:style>
    <style:style style:name="T106" style:parent-style-name="Policepardéfaut" style:family="text">
      <style:text-properties fo:color="#FF0000"/>
    </style:style>
    <style:style style:name="T107" style:parent-style-name="Policepardéfaut" style:family="text">
      <style:text-properties fo:color="#FF0000"/>
    </style:style>
    <style:style style:name="T108" style:parent-style-name="Policepardéfaut" style:family="text">
      <style:text-properties fo:color="#FF0000"/>
    </style:style>
    <style:style style:name="T109" style:parent-style-name="Policepardéfaut" style:family="text">
      <style:text-properties fo:color="#FF0000"/>
    </style:style>
    <style:style style:name="T110" style:parent-style-name="Policepardéfaut" style:family="text">
      <style:text-properties fo:color="#FF0000"/>
    </style:style>
    <style:style style:name="T111" style:parent-style-name="Policepardéfaut" style:family="text">
      <style:text-properties fo:color="#FF0000"/>
    </style:style>
    <style:style style:name="T112" style:parent-style-name="Policepardéfaut" style:family="text">
      <style:text-properties fo:color="#FF0000"/>
    </style:style>
    <style:style style:name="T113" style:parent-style-name="Policepardéfaut" style:family="text">
      <style:text-properties fo:color="#FF0000"/>
    </style:style>
    <style:style style:name="T114" style:parent-style-name="Policepardéfaut" style:family="text">
      <style:text-properties fo:color="#FF0000"/>
    </style:style>
    <style:style style:name="T115" style:parent-style-name="Policepardéfaut" style:family="text">
      <style:text-properties fo:color="#FF0000"/>
    </style:style>
    <style:style style:name="T116" style:parent-style-name="Policepardéfaut" style:family="text">
      <style:text-properties fo:color="#FF0000"/>
    </style:style>
    <style:style style:name="T117" style:parent-style-name="Policepardéfaut" style:family="text">
      <style:text-properties fo:color="#FF0000"/>
    </style:style>
    <style:style style:name="T118" style:parent-style-name="Policepardéfaut" style:family="text">
      <style:text-properties fo:color="#FF0000"/>
    </style:style>
    <style:style style:name="T119" style:parent-style-name="Policepardéfaut" style:family="text">
      <style:text-properties fo:color="#FF0000"/>
    </style:style>
    <style:style style:name="T120" style:parent-style-name="Policepardéfaut" style:family="text">
      <style:text-properties fo:color="#FF0000"/>
    </style:style>
    <style:style style:name="T121" style:parent-style-name="Policepardéfaut" style:family="text">
      <style:text-properties fo:color="#FF0000"/>
    </style:style>
    <style:style style:name="T122" style:parent-style-name="Policepardéfaut" style:family="text">
      <style:text-properties fo:color="#FF0000"/>
    </style:style>
    <style:style style:name="T123" style:parent-style-name="Policepardéfaut" style:family="text">
      <style:text-properties fo:color="#FF0000"/>
    </style:style>
    <style:style style:name="T124" style:parent-style-name="Policepardéfaut" style:family="text">
      <style:text-properties fo:color="#FF0000"/>
    </style:style>
    <style:style style:name="T125" style:parent-style-name="Policepardéfaut" style:family="text">
      <style:text-properties fo:color="#FF0000"/>
    </style:style>
    <style:style style:name="T126" style:parent-style-name="Policepardéfaut" style:family="text">
      <style:text-properties fo:color="#FF0000"/>
    </style:style>
    <style:style style:name="T127" style:parent-style-name="Policepardéfaut" style:family="text">
      <style:text-properties fo:color="#FF0000"/>
    </style:style>
    <style:style style:name="T128" style:parent-style-name="Policepardéfaut" style:family="text">
      <style:text-properties fo:color="#FF0000"/>
    </style:style>
    <style:style style:name="T129" style:parent-style-name="Policepardéfaut" style:family="text">
      <style:text-properties fo:color="#FF0000"/>
    </style:style>
    <style:style style:name="T130" style:parent-style-name="Policepardéfaut" style:family="text">
      <style:text-properties fo:color="#FF0000"/>
    </style:style>
    <style:style style:name="T131" style:parent-style-name="Policepardéfaut" style:family="text">
      <style:text-properties fo:color="#FF0000"/>
    </style:style>
    <style:style style:name="T132" style:parent-style-name="Policepardéfaut" style:family="text">
      <style:text-properties fo:color="#FF0000"/>
    </style:style>
    <style:style style:name="T133" style:parent-style-name="Policepardéfaut" style:family="text">
      <style:text-properties fo:color="#FF0000"/>
    </style:style>
    <style:style style:name="T134" style:parent-style-name="Policepardéfaut" style:family="text">
      <style:text-properties fo:color="#FF0000"/>
    </style:style>
    <style:style style:name="T135" style:parent-style-name="Policepardéfaut" style:family="text">
      <style:text-properties fo:color="#FF0000"/>
    </style:style>
    <style:style style:name="T136" style:parent-style-name="Policepardéfaut" style:family="text">
      <style:text-properties fo:color="#FF0000"/>
    </style:style>
  </office:automatic-styles>
  <office:body>
    <office:text text:use-soft-page-breaks="true">
      <text:p text:style-name="P1"><text:tab/>&lt;h2&gt;Periyar &lt;B&gt;<text:s/>TIGER&lt;/B&gt; reserve <text:s/>&lt;/h2&gt;</text:p>
      <text:p text:style-name="Standard"/>
      <text:p text:style-name="Standard"><text:tab/>&lt;p&gt;</text:p>
      <text:p text:style-name="Standard"><text:tab/><text:tab/>On pensait<text:s/><text:span text:style-name="T2">l</text:span><text:span text:style-name="T3">e</text:span><text:s/>week<text:s/>end assister à un mariage, à cause du temps il a été annulé</text:p>
      <text:p text:style-name="Standard"><text:tab/><text:tab/>ce que je peux vous dire c'est<text:s/>que ce weekend<text:s/><text:span text:style-name="T4">là<text:s/></text:span>a <text:s/>été<text:s/><text:span text:style-name="T5">mémorable<text:s/></text:span>et inattendu.</text:p>
      <text:p text:style-name="Standard"><text:tab/>&lt;/p&gt;</text:p>
      <text:p text:style-name="Standard"><text:tab/><text:tab/></text:p>
      <text:p text:style-name="Standard"><text:tab/>&lt;p&gt;</text:p>
      <text:p text:style-name="Standard"><text:tab/><text:tab/>Nous partons donc pour un weekend "tranquille" dans un<text:s/>parc qui est aussi une réserve naturelle.<text:s/><text:s/></text:p>
      <text:p text:style-name="Standard"><text:tab/><text:tab/>Cependant, le parc<text:s/>n’<office:annotation office:name="0"><dc:creator>maela le costaouec</dc:creator><dc:date>2015-07-20T15:01:00</dc:date><text:p text:style-name="Commentaire"/></office:annotation>est<text:s/><text:span text:style-name="Marquedecommentaire"><office:annotation-end office:name="0"/></text:span>pas à côté de chez nous, pour y aller nous avons pas moins de 150kms<text:s/>à faire.</text:p>
      <text:p text:style-name="Standard"><text:tab/>&lt;/p&gt;</text:p>
      <text:p text:style-name="Standard"><text:tab/></text:p>
      <text:p text:style-name="Standard"><text:tab/>&lt;p&gt;</text:p>
      <text:p text:style-name="Standard"><text:tab/><text:tab/>Samedi matin,<text:s/>comme souvent on se lève tôt, là ,direction la gare, seulement, lorsque l'on arrive, on</text:p>
      <text:p text:style-name="Standard"><text:tab/><text:tab/>nous dit que le train que l'on avait vu sur leur site internet ne passe pas le samedi. De ce fait on est obligé d'attendre</text:p>
      <text:p text:style-name="Standard"><text:tab/><text:tab/>1h en gare pour avoir le prochain train.&lt;/br&gt;</text:p>
      <text:p text:style-name="Standard"><text:tab/><text:tab/>Après 1h30, nous arrivons enfin en gare de Kottayam, là, à ma grande surprise c'est une grande gare, avec même</text:p>
      <text:p text:style-name="Standard"><text:tab/><text:tab/>un escalator, par contre il est en réparation. Et oui il ne faut pas trop rêver non plus ^^.</text:p>
      <text:p text:style-name="Standard"><text:tab/>&lt;/p&gt;</text:p>
      <text:p text:style-name="Standard"/>
      <text:p text:style-name="Standard"><text:tab/>&lt;p&gt;</text:p>
      <text:p text:style-name="Standard"><text:tab/><text:tab/>Il est temps maintenant de rejoindre la gare de bus, pas évident avec la circulation, ici tout<text:s/>le monde</text:p>
      <text:p text:style-name="Standard"><text:tab/><text:tab/>roule sur les trottoirs. Je pense que le plus drôle dans tous cela, c'est<text:s/>de<text:s/><text:span text:style-name="T6">voir 2<text:s/></text:span>policiers sur un<text:s/>tout</text:p>
      <text:p text:style-name="Standard"><text:tab/><text:tab/>petit scooter ;-).</text:p>
      <text:p text:style-name="Standard"><text:tab/><text:tab/>Ensuite, nous avons des difficultés, comme toujours pour trouver notre bus, heureusement, un indien super sympa et</text:p>
      <text:p text:style-name="Standard"><text:tab/><text:tab/>parlant anglais très distinctement nous aide. Là, on monte dans le bus, on pose nos affaires, seulement</text:p>
      <text:p text:style-name="Standard"><text:tab/><text:tab/>on commence à avoir faim et oui il est 11h30 et on en a encore pour 4h en bus. Là je descends acheter des samoussas ,</text:p>
      <text:p text:style-name="Standard"><text:tab/><text:tab/>seulement pendant ce temps là, le<text:s/>bus est<text:s/>parti, heureusement<text:s/>Hugo<text:s/>a pris<text:s/>nos affaires. Nous arrivons à attraper</text:p>
      <text:p text:style-name="Standard"><text:tab/><text:tab/>le bus suivant.</text:p>
      <text:p text:style-name="Standard"><text:tab/>&lt;/p&gt;</text:p>
      <text:p text:style-name="Standard"/>
      <text:p text:style-name="Standard"><text:tab/>&lt;p&gt;</text:p>
      <text:p text:style-name="Standard"><text:tab/><text:tab/>Ce trajet en bus fut très long, mais il en valait la<text:s/>peine:<text:s/></text:p>
      <text:p text:style-name="Standard"><text:s text:c="24"/><text:span text:style-name="T7">Les arbres où sont récoltés<text:s/></text:span><text:span text:style-name="T8">le caoutchouc, les plants de cafés,</text:span></text:p>
      <text:p text:style-name="P9"><text:tab/><text:tab/>la<text:s/>traversée<text:s/>des nuages,</text:p>
      <text:p text:style-name="Standard"><text:tab/><text:tab/>les montagnes vertes comme l'herbe après la rosée et<text:s/>encore plus haut, les vaches qui se baladent en plein</text:p>
      <text:p text:style-name="Standard"><text:tab/><text:tab/>milieu<text:s/>de la<text:s/><text:span text:style-name="T10">route</text:span><text:span text:style-name="T11">, po</text:span><text:span text:style-name="T12">ur</text:span><text:s/>au final arriver sur les plantations de thé, il<text:s/>y<text:s/>en a suffisamment pour que je prenne un thé</text:p>
      <text:p text:style-name="Standard"><text:tab/><text:tab/>matin<text:s/>midi et soir jusqu'à la fin de ma vie( plus quelques jours ).</text:p>
      <text:soft-page-break/>
      <text:p text:style-name="Standard"><text:tab/><text:tab/>Bon en vrai on a <text:s/>dormi la moitié du trajet^^.</text:p>
      <text:p text:style-name="Standard"><text:tab/><text:tab/></text:p>
      <text:p text:style-name="Standard"><text:tab/>&lt;/p&gt;</text:p>
      <text:p text:style-name="Standard"><text:tab/></text:p>
      <text:p text:style-name="Standard"><text:tab/>&lt;p&gt;</text:p>
      <text:p text:style-name="Standard"><text:tab/><text:tab/>Nous arrivons donc enfin à Kumili, le village le plus proche de la réserve. A peine sortis du bus, on se fait accoster par</text:p>
      <text:p text:style-name="Standard"><text:tab/><text:tab/>un<text:s/>guide touristique, en vrai<text:s/>, on sup<text:span text:style-name="T13">pose que c'est notre<text:s/></text:span><text:span text:style-name="T14">c</text:span>ontrôleur qui l'a prévenu de notre arrivée.</text:p>
      <text:p text:style-name="Standard"><text:tab/><text:tab/>Venant à peine de nous réveiller, on décide d'aller manger et que nous<text:s/><text:span text:style-name="T15">verrions</text:span><text:span text:style-name="T16"><text:s/></text:span>après avoir manger.</text:p>
      <text:p text:style-name="Standard"><text:tab/><text:tab/>Après le repas, notamment du<text:s/><text:span text:style-name="T17">pois</text:span><text:span text:style-name="T18">s</text:span><text:span text:style-name="T19">on<text:s/></text:span>pour<text:s/>Hugo, nous décidons d'aller faire une balade à dos d'éléphant.</text:p>
      <text:p text:style-name="Standard"><text:tab/><text:tab/>Pas de soucis, notre guide nous organise tout cela.</text:p>
      <text:p text:style-name="Standard"><text:tab/>&lt;/p&gt;</text:p>
      <text:p text:style-name="Standard"><text:tab/></text:p>
      <text:p text:style-name="Standard"><text:tab/>&lt;p&gt;</text:p>
      <text:p text:style-name="Standard"><text:tab/><text:tab/>Nous arrivons à l'endroit où les éléphants sont élevés. Pour la première fois nous ne sommes plus le centre d'attention des Indiens.</text:p>
      <text:p text:style-name="Standard"><text:tab/><text:tab/>Ça peut paraitre anodin comme cela mais on a<text:s/>eu une impression vraiment bizarre.</text:p>
      <text:p text:style-name="Standard"><text:tab/><text:tab/><text:span text:style-name="T20">Après 20mn no</text:span>us enfourchons enfin l'éléphant<text:s/>, c'est haut ! Aller 30 min de balade sous la pluie pour se rafraichir.</text:p>
      <text:p text:style-name="Standard"><text:tab/><text:tab/>Notre accompagnateur (Indien) donne régulièrement des instructions à notre pachyderme, surtout qu'avec la pluie, dans</text:p>
      <text:p text:style-name="Standard"><text:tab/><text:tab/>la côte,<text:span text:style-name="T21"><text:s/>la terre glisse</text:span>. Arrivé presque en haut, notre éléphant se<text:s/>met à accélérer, puis à lever<text:s/>la trompe , puis à tourner, en fait il faisait simplement</text:p>
      <text:p text:style-name="Standard"><text:tab/><text:tab/>demi-tour, cependant on a été bien secoué.&lt;/br&gt;</text:p>
      <text:p text:style-name="Standard"><text:tab/><text:tab/>Après cette mythique balade, rien de mieux qu'une démonstration de puissance.</text:p>
      <text:p text:style-name="Standard"><text:tab/><text:tab/>Le dresseur,<text:s/>sans dire un seul mot, juste<text:s/><text:span text:style-name="T22">avec<text:s/></text:span>la<text:s/><text:span text:style-name="T23">dextérité</text:span><office:annotation office:name="1"><dc:creator>maela le costaouec</dc:creator><dc:date>2015-07-20T16:13:00</dc:date><text:p text:style-name="Commentaire"/></office:annotation><text:s/><text:span text:style-name="Marquedecommentaire"><office:annotation-end office:name="1"/></text:span>de ses pieds<text:s/>,<text:s/>va faire déplacer à l'éléphant un tronc de quasiment 2 tonnes</text:p>
      <text:p text:style-name="Standard"><text:tab/><text:tab/>il va ensuite en soulever un second de 1 tonne<text:s/>comme nous on soulèverait une bouteille d'eau. Balèze!</text:p>
      <text:p text:style-name="Standard"><text:tab/><text:tab/>Viens ensuite le temps du nourrissage et d'une séance photos.<text:tab/><text:tab/></text:p>
      <text:p text:style-name="Standard"><text:tab/>&lt;/p&gt;</text:p>
      <text:p text:style-name="Standard"><text:tab/></text:p>
      <text:p text:style-name="Standard"><text:tab/>&lt;p&gt;</text:p>
      <text:p text:style-name="Standard"><text:tab/><text:tab/>Après cette après-midi bien rempli<text:span text:style-name="T24">e</text:span>,<text:s/><text:s/>il est temps de prendre un thé, service extraordinaire<text:span text:style-name="T25"><text:s/>puis</text:span><office:annotation office:name="2"><dc:creator>maela le costaouec</dc:creator><dc:date>2015-07-20T15:20:00</dc:date><text:p text:style-name="Commentaire"/></office:annotation><text:s/><text:span text:style-name="Marquedecommentaire"><office:annotation-end office:name="2"/></text:span>recherche d'un hôtel.</text:p>
      <text:p text:style-name="Standard"><text:tab/><text:tab/>Après avoir trouvé une<text:s/><text:span text:style-name="T26">g</text:span><text:span text:style-name="T27">u</text:span><text:span text:style-name="T28">est</text:span><text:s/>house sympa, nous voulons aller manger, seulement pas de restaurant dans le coin et<text:s/><text:span text:style-name="T29">pas</text:span></text:p>
      <text:p text:style-name="Standard"><text:tab/><text:tab/>de rickshaw, heureusement, on trouve un indien qui logeait aussi à l'hotel, il arrive<text:s/><text:span text:style-name="T30">en rickshaw ,</text:span>on grimpe à<text:s/>4 dedans<text:s/>(<text:s/><office:annotation office:name="3"><dc:creator>maela le costaouec</dc:creator><dc:date>2015-07-20T15:22:00</dc:date><text:p text:style-name="Commentaire"/></office:annotation>Hugo<text:s/><text:span text:style-name="Marquedecommentaire"><office:annotation-end office:name="3"/></text:span>et moi et deux indiens)</text:p>
      <text:p text:style-name="Standard"><text:tab/><text:tab/>mine de rien c'est pas grand<text:s/>,<text:s/>un touc-touc.<text:s/><text:span text:style-name="T31">Nous prenons notre<text:s/></text:span>repas et notamment poisson pour<text:s/>Hugo, pourquoi je vous<text:s/>dis ça c'est par ce qu’<office:annotation office:name="4"><dc:creator>maela le costaouec</dc:creator><dc:date>2015-07-20T15:25:00</dc:date><text:p text:style-name="Commentaire"/></office:annotation>il<text:s/><text:span text:style-name="Marquedecommentaire"><office:annotation-end office:name="4"/></text:span>nous réveille</text:p>
      <text:p text:style-name="Standard"><text:tab/><text:tab/>vers 3h du matin avec une douce musique du style "Beurrhrhrhrhrh", bref je ne vous en<text:s/><text:span text:style-name="T32">di</text:span><text:span text:style-name="T33">s<text:s/></text:span><text:span text:style-name="T34">pas</text:span><text:s/>plus, juste un conseil<text:s/>,<text:s/>éviter de manger du poisson trop loin de la mer ^^.</text:p>
      <text:p text:style-name="Standard"><text:tab/><text:tab/></text:p>
      <text:p text:style-name="Standard"><text:tab/><text:tab/></text:p>
      <text:p text:style-name="Standard"><text:tab/>&lt;/p&gt;</text:p>
      <text:p text:style-name="Standard"><text:tab/></text:p>
      <text:p text:style-name="Standard"><text:tab/>&lt;p&gt;</text:p>
      <text:p text:style-name="Standard"><text:tab/><text:tab/>Lendemain matin,<text:s/><text:span text:style-name="T35">lev</text:span><text:span text:style-name="T36">er à<text:s/></text:span><text:span text:style-name="T37">7h</text:span><text:s/>direction le parc, nous allons nous lancer sur 9h de<text:s/><text:soft-page-break/>trek<text:span text:style-name="T38">k</text:span><text:s/>dans la jungle !</text:p>
      <text:p text:style-name="Standard"><text:tab/><text:tab/>Premier arrêt, notre point de<text:s/>départ<text:s/>,<text:s/>la plantation de bambou, où nous retrouvons nos deux guide<text:span text:style-name="T39">s</text:span>, ils nous fournissent nos repas,</text:p>
      <text:p text:style-name="Standard"><text:tab/><text:tab/>mais aussi de<text:s/><text:span text:style-name="T40">grande</text:span><text:span text:style-name="T41">s<text:s/></text:span><text:span text:style-name="T42">chausses</text:span><text:s/>qui montent<text:s/><text:span text:style-name="T43">jusqu'au</text:span><text:span text:style-name="T44">x<text:s/></text:span><text:span text:style-name="T45">genou</text:span>x,<text:s/>pour-quoi faire<text:span text:style-name="T46">?</text:span><text:s/>mystère pour le moment. Tout au long de notre</text:p>
      <text:p text:style-name="Standard"><text:tab/><text:tab/>balade nous serons accompagnés<text:s/>par un Belge qui souhaitait également faire le trek<text:span text:style-name="T47">k.</text:span></text:p>
      <text:p text:style-name="Standard"><text:tab/><text:tab/>Nous prenons donc la route, après environ 200m nous faisons une h<text:span text:style-name="T48">alte</text:span><text:s/>,<text:span text:style-name="T49">b</text:span><text:span text:style-name="T50">en<text:s/></text:span><text:span text:style-name="T51"><office:annotation office:name="5"><dc:creator>maela le costaouec</dc:creator><dc:date>2015-07-20T15:31:00</dc:date><text:p text:style-name="Commentaire"/></office:annotation>oui</text:span><text:s text:c="2"/><text:span text:style-name="Marquedecommentaire"><office:annotation-end office:name="5"/></text:span>deux<text:s/><text:span text:style-name="T52">guides<text:s/></text:span><text:span text:style-name="T53">ça</text:span><text:s/>ne suffit pas, il faut aussi un</text:p>
      <text:p text:style-name="Standard"><text:tab/><text:tab/>garde, il<text:s/><text:span text:style-name="T54">a<text:s/></text:span><office:annotation office:name="6"><dc:creator>maela le costaouec</dc:creator><dc:date>2015-07-20T15:31:00</dc:date><text:p text:style-name="Commentaire"/></office:annotation>l'air<text:s/><text:span text:style-name="Marquedecommentaire"><office:annotation-end office:name="6"/></text:span>très menaçant, avec son fusil qui<text:s/><text:s/><text:span text:style-name="T55">ressemble<text:s/></text:span><text:span text:style-name="T56">à<text:s/></text:span>une<text:s/>carabine à plomb et surtout son parapluie rose !!</text:p>
      <text:p text:style-name="Standard"><text:tab/>&lt;/p&gt;</text:p>
      <text:p text:style-name="Standard"><text:tab/>&lt;p&gt;</text:p>
      <text:p text:style-name="Standard"><text:tab/><text:tab/>Avant de vous en dire plus, je voudrais parler de notre équipement, je pense que cela clarifiera les choses dès le début :</text:p>
      <text:p text:style-name="Standard"><text:tab/><text:tab/>Pour les chaussures :<text:s/>Hugo et moi étions en scandales<text:s/><text:span text:style-name="T57">et<text:s/></text:span><text:s/>Manuel<text:s/>en<text:s/>tong.</text:p>
      <text:p text:style-name="Standard"><text:tab/><text:tab/>Pour les sacs :<text:s/>Manuel<text:s/>et moi en partagions un <text:s/>et<text:s/>Hugo avait le sien.</text:p>
      <text:p text:style-name="Standard"><text:tab/><text:tab/>Pour les équipements de pluie :<text:s/>Manuel<text:s/>et moi avions chacun un parapluie et<text:s/>Hugo<text:s/>avait une cape de pluie et un chapeau.</text:p>
      <text:p text:style-name="Standard"><text:tab/><text:tab/>Pour les habits, nous étions en chemises et pantalons.</text:p>
      <text:p text:style-name="Standard"><text:tab/><text:tab/></text:p>
      <text:p text:style-name="Standard"><text:tab/>&lt;/p&gt;</text:p>
      <text:p text:style-name="Standard"><text:tab/></text:p>
      <text:p text:style-name="Standard"/>
      <text:p text:style-name="Standard"><text:tab/>&lt;p&gt;</text:p>
      <text:p text:style-name="Standard"><text:tab/><text:tab/>Maintenant que c'est dit, nous pouvons avancer, nous commençons par<text:s/><text:span text:style-name="T58">pass</text:span><text:span text:style-name="T59">er<text:s/></text:span><text:span text:style-name="T60">par</text:span><text:s/>des villages, mais ne vous y<text:s/><text:span text:style-name="T61">trompe</text:span><text:span text:style-name="T62">z<text:s/></text:span><text:span text:style-name="T63">pas</text:span><text:s/>,<text:s/><text:span text:style-name="T64">ce</text:span><text:span text:style-name="T65">ux<text:s/></text:span><text:span text:style-name="T66">sont</text:span><text:s/>des tribus aborigènes, elles ont donc<text:s/><text:span text:style-name="T67">chacune</text:span><text:span text:style-name="T68">s leurs</text:span><text:s/>propres<text:s/><text:span text:style-name="T69">langues</text:span></text:p>
      <text:p text:style-name="Standard"><text:tab/><text:tab/><text:span text:style-name="T70">cu</text:span>ltures et coutumes .Après ces maisons,<text:s/>nous franchissons un pont qui marque la fin des villages<text:s/>et l'entrée dans la jungle.</text:p>
      <text:p text:style-name="Standard"><text:tab/><text:tab/>Les guides nous arrêtent tous et nous<text:s/><text:span text:style-name="T71">saupoudre</text:span><text:span text:style-name="T72">nt<text:s/></text:span><text:span text:style-name="T73">alors</text:span><text:s/>les grandes chaussettes vertes de tabac et<text:s/>oui<text:s/><text:span text:style-name="T74">,<text:s/></text:span>car il y a plein de<text:s/><text:span text:style-name="T75">sangsue</text:span><text:span text:style-name="T76">s<text:s/></text:span><text:span text:style-name="T77">dans</text:span><text:s/>le coin.</text:p>
      <text:p text:style-name="Standard"><text:tab/><text:tab/>Elles ne sont pas seulement dans l'eau, mais aussi sur le chemin, car celui-ci est encore humide de la pluie.</text:p>
      <text:p text:style-name="Standard"><text:tab/><text:tab/>Nous avançons lentement, mais surement et<text:s/>plus on avance, plus les pentes sont rudes.</text:p>
      <text:p text:style-name="Standard"><text:tab/><text:tab/>Après plusieurs haltes pour tuer les sangsues ,observ<text:span text:style-name="T78">er<text:s/></text:span><text:s/>la nature et deux heures de<text:s/>marches<text:span text:style-name="T79">,</text:span></text:p>
      <text:p text:style-name="Standard"><text:tab/><text:tab/><text:span text:style-name="T80">n</text:span>ous arrivons alors dans une clairière où prenons notre petit déjeuner, nous avons alors l'occasion d'entendre des geais moqueurs, pas mal non ?</text:p>
      <text:p text:style-name="Standard"><text:tab/><text:tab/></text:p>
      <text:p text:style-name="Standard"><text:tab/>&lt;/p&gt;</text:p>
      <text:p text:style-name="Standard"><text:tab/></text:p>
      <text:p text:style-name="Standard"><text:tab/>&lt;p&gt;</text:p>
      <text:p text:style-name="Standard"><text:tab/><text:tab/>Nous reprenons la route et là, cela<text:s/>commence<text:s/>vraiment à monter, mais avec un sol<text:s/>dur<text:s/><text:span text:style-name="T81">ce<text:s/></text:span>serait trop simple, on a donc de la boue, ça glisse, on glisse,</text:p>
      <text:p text:style-name="Standard"><text:tab/><text:tab/>on se relève, on re-glisse ,.. Puis la pluie commence à tomber, maintenant, il faut donc en plus tenir le parapluie dans la main.</text:p>
      <text:p text:style-name="Standard"><text:tab/><text:tab/>Après environ<text:s/>1h de marche nous arrivons au somme<text:span text:style-name="T82">t</text:span>,<text:s/><text:span text:style-name="T83">l</text:span><text:span text:style-name="T84">à<text:s/></text:span><text:span text:style-name="T85">de</text:span><text:s/>haute<text:span text:style-name="T86">s</text:span><text:s/>herbe<text:span text:style-name="T87">s</text:span><text:s/>nous<text:s/><text:span text:style-name="T88">cache</text:span><text:span text:style-name="T89">nt<text:s/></text:span><text:span text:style-name="T90">partiellement</text:span><text:s/>la vue, le guide nous dit de nous taire et nous montre un animal</text:p>
      <text:p text:style-name="Standard"><text:tab/><text:tab/>type marmotte, mais je ne serais pas dire précisément ce que c'était.</text:p>
      <text:p text:style-name="Standard"><text:tab/><text:tab/>Nous sommes à présent à 1700<text:s/>mètre<text:span text:style-name="T91">s</text:span><text:s/>d'altitude, le deuxième plus haut<text:s/>sommet du Kerala. La vue est juste époustouflante, on peut voir à perte de vue, les</text:p>
      <text:soft-page-break/>
      <text:p text:style-name="Standard"><text:tab/><text:tab/>monts alentours sont couverts par de légères couches de brouillard. Ce paysage en valait vraiment la peine.</text:p>
      <text:p text:style-name="Standard"><text:tab/><text:tab/>Nous avançons tranquillement sur la montagne bien qu'il y<text:s/><text:span text:style-name="T92">ait beaucoup</text:span><text:s/>de vent et de pluie.</text:p>
      <text:p text:style-name="Standard"><text:tab/><text:tab/>Quand soudain, tous les guides s'agitent, nous<text:s/><text:span text:style-name="T93">dise</text:span>nt<text:s/>de nous baisser, on s'exécute, ils nous expliquent alors qu'il y a un éléphant sauvage juste en bas sur le seul</text:p>
      <text:p text:style-name="Standard"><text:tab/><text:tab/>chemin possible pour descendre. S'entame alors un<text:s/>jeu du chat et de la souris, l'éléphant bouge, nous aussi et ainsi de suite jusqu'à ce que, au bout d'environ 20-30min,</text:p>
      <text:p text:style-name="Standard"><text:tab/><text:tab/>l'éléphant décide enfin de partir.</text:p>
      <text:p text:style-name="Standard"><text:tab/>&lt;/p&gt;<text:span text:style-name="T94">petit rappel: un éléphant charge à 50kms/h !..il vaut mieux s</text:span><text:span text:style-name="T95">e tenir tranquille et patienter!...</text:span></text:p>
      <text:p text:style-name="Standard"><text:tab/></text:p>
      <text:p text:style-name="Standard"><text:tab/>&lt;p&gt;</text:p>
      <text:p text:style-name="Standard"><text:tab/><text:tab/>IL est donc temps pour nous de descendre et de rejoindre le chemin qui permet de traverser entre les montagnes, seulement la pluie s'intensifie et le vent aussi.</text:p>
      <text:p text:style-name="Standard"><text:tab/><text:tab/>Si bien, que, arrivé<text:span text:style-name="T96">s</text:span><text:s/>en bas nous affrontons une véritable tempête, le vent est au moins à 7-8 sur l'échelle de Beaufort. Nous sommes à peine au milieu de la vallée et pourtant</text:p>
      <text:p text:style-name="Standard"><text:tab/><text:tab/>nous sommes<text:s/><text:span text:style-name="T97">trempé</text:span><text:span text:style-name="T98">s<text:s/></text:span><text:span text:style-name="T99">jusqu'au</text:span><text:s/>os. Les guides nous<text:s/><text:span text:style-name="T100">explique</text:span><text:span text:style-name="T101">nt<text:s/></text:span><text:span text:style-name="T102">que</text:span><text:s/>la partie<text:s/><text:span text:style-name="T103">suivante</text:span><text:s/>est très dangereuse, pendant ce temps<text:s/><text:span text:style-name="T104">l</text:span><text:span text:style-name="T105">à<text:s/></text:span><text:span text:style-name="T106">nos</text:span><text:s/>parapluies se<text:s/><text:span text:style-name="T107">retrouv</text:span><text:span text:style-name="T108">ent<text:s/></text:span><text:span text:style-name="T109">tous</text:span><text:s/><text:span text:style-name="T110">cass</text:span><text:span text:style-name="T111">és<text:s/></text:span><text:span text:style-name="T112">à</text:span><text:s/>cause du vent.</text:p>
      <text:p text:style-name="Standard"><text:tab/><text:tab/>Nous n'avons donc plus de choix<text:s/>,<text:s/>étant donné notre équipement et la tempête que<text:s/>de faire demi tour. Il nous faut donc remonter<text:s/>en haut. Lentement mais<text:s/><text:span text:style-name="T113">sur</text:span><text:span text:style-name="T114">ement ,</text:span><text:span text:style-name="T115">nous</text:span><text:s/>sommes de retour.</text:p>
      <text:p text:style-name="Standard"><text:tab/><text:tab/>Nous demandons alors au guide<text:s/><text:span text:style-name="T116">s</text:span><text:span text:style-name="T117">’<text:s/></text:span><text:span text:style-name="T118">il</text:span><text:s/>n'y a pas un autre chemin qui permettrait de faire une boucle. Ils discutent puis l'un d'entre eux sort une machette !!</text:p>
      <text:p text:style-name="Standard"><text:tab/><text:tab/>Il commence alors <text:s/>à tailler les hautes herbes, voilà notre chemin de retour ;-).</text:p>
      <text:p text:style-name="Standard"><text:tab/><text:tab/>Bon je vous rassure un peu, la pluie à beaucoup diminuer, mais on a vraiment eu chaud en bas.</text:p>
      <text:p text:style-name="Standard"><text:tab/><text:tab/>Après 1h de marche,<text:s/><text:span text:style-name="T119">quelques<text:s/></text:span>dégustations de<text:s/><text:span text:style-name="T120">baie</text:span><text:span text:style-name="T121">s ,</text:span><text:span text:style-name="T122">nous</text:span><text:s/>apercevons au loin un animal, c'est une sorte de buffle sauvage.</text:p>
      <text:p text:style-name="Standard"><text:tab/><text:tab/>Encore 1h de marche, la rencontre d'un essaim de<text:s/><text:span text:style-name="T123">sauterelle</text:span><text:span text:style-name="T124">s<text:s/></text:span><text:span text:style-name="T125">et</text:span><text:s/>quelques sangsues et nous arrivons enfin à la sortie de la jungle.</text:p>
      <text:p text:style-name="Standard"><text:tab/><text:tab/>Je crois que je n'ai jamais autant apprécié la vue d'une simple route.</text:p>
      <text:p text:style-name="Standard"><text:tab/><text:tab/>Nous avons donc marché pendant 4h dans la jungle, au lieu de 9h. Ce n'est pas une mauvaise chose ,<text:s/>surtout vue les conditions climatiques difficiles.</text:p>
      <text:p text:style-name="Standard"><text:tab/></text:p>
      <text:p text:style-name="Standard"><text:tab/></text:p>
      <text:p text:style-name="Standard"><text:tab/>&lt;/p&gt;</text:p>
      <text:p text:style-name="Standard"><text:tab/>&lt;p&gt;</text:p>
      <text:p text:style-name="Standard"><text:tab/><text:tab/>Après 1h de pause à la cabane en bambou des gardiens, il est temps pour nous de repartir,<text:s/>de reprendre le bus.</text:p>
      <text:p text:style-name="Standard"><text:tab/><text:tab/>Nous faisons une petite halte dans un petit village pour acheter du thé. Nous découvrons donc au passage un petit village de montagne.</text:p>
      <text:p text:style-name="Standard"><text:tab/><text:tab/>L'une des<text:s/><text:span text:style-name="T126">image</text:span><text:span text:style-name="T127">s<text:s/></text:span><text:span text:style-name="T128">la</text:span><text:s/>plus marquante reste la viande qui est<text:s/>suspend<text:span text:style-name="T129">ue</text:span><text:s/>en plein air à côté<text:s/><text:span text:style-name="T130">de</text:span><text:span text:style-name="T131">s<text:s/></text:span><text:span text:style-name="T132">déc</text:span><text:span text:style-name="T133">hets</text:span>.</text:p>
      <text:p text:style-name="Standard"><text:tab/><text:tab/>Après les 5h de transport, nous arrivons enfin chez nous complètement K.O.<text:tab/></text:p>
      <text:p text:style-name="Standard"><text:tab/></text:p>
      <text:p text:style-name="Standard"><text:tab/>&lt;/p&gt;</text:p>
      <text:p text:style-name="Standard"><text:tab/>&lt;p&gt;</text:p>
      <text:p text:style-name="Standard"><text:tab/><text:tab/>Bilan du weekend, juste extraordinaire et inoubliable, par contre pour le<text:s/><text:span text:style-name="T134">trekk<text:s/></text:span><text:span text:style-name="T135">dans</text:span><text:s/>la jungle <text:s/>on<text:s/><text:span text:style-name="T136">s’est<text:s/></text:span><text:s/>bien fait peur.</text:p>
      <text:p text:style-name="Standard"><text:tab/><text:tab/>Un conseil<text:s/>,<text:s/>si vous allez un week<text:s/>end<text:s/>dans un parc<text:s/>,<text:s/>équipez-vous ^^.</text:p>
      <text:p text:style-name="Standard"><text:tab/></text:p>
      <text:soft-page-break/>
      <text:p text:style-name="Standard"><text:tab/></text:p>
      <text:p text:style-name="Standard"><text:tab/></text:p>
      <text:p text:style-name="Standard"><text:tab/></text:p>
      <text:p text:style-name="Standard"><text:tab/>&lt;/p&gt;</text:p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9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9pt"/>
    </style:style>
    <style:style style:name="Textedebulles" style:display-name="Texte de bulles" style:family="paragraph" style:parent-style-name="Normal">
      <style:text-properties style:font-name="Segoe UI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ncent Le Costaouec</meta:initial-creator>
    <dc:creator>maela le costaouec</dc:creator>
    <meta:creation-date>2015-07-20T12:29:00Z</meta:creation-date>
    <dc:date>2015-07-20T14:57:00Z</dc:date>
    <meta:template xlink:href="Normal" xlink:type="simple"/>
    <meta:editing-cycles>3</meta:editing-cycles>
    <meta:editing-duration>PT8880S</meta:editing-duration>
    <meta:document-statistic meta:page-count="5" meta:paragraph-count="20" meta:word-count="1574" meta:character-count="10216" meta:row-count="72" meta:non-whitespace-character-count="8662"/>
  </office:meta>
</office:document-meta>
</file>